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fo:min-height="0.509cm"/>
    </style:style>
    <style:style style:name="gr10" style:family="graphic" style:parent-style-name="standard">
      <style:graphic-properties draw:stroke="none" draw:fill="none" fo:min-height="0.509cm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size="38pt" fo:language="fi" fo:country="FI" style:font-size-asian="38pt" style:font-size-complex="38pt"/>
    </style:style>
    <style:style style:name="T2" style:family="text">
      <style:text-properties fo:language="fi" fo:country="FI"/>
    </style:style>
    <style:style style:name="T3" style:family="text">
      <style:text-properties fo:font-size="12pt" fo:language="fi" fo:country="FI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22.86cm" svg:height="3.475cm" svg:x="1.27cm" svg:y="0.613cm">
          <text:list text:style-name="L1">
            <text:list-header>
              <text:p text:style-name="P1"><text:span text:style-name="T1">Class diagram for Poker hand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201cm" svg:height="1.27cm" svg:x="3.087cm" svg:y="5.808cm">
          <text:list text:style-name="L1">
            <text:list-header>
              <text:p text:style-name="P1"><text:span text:style-name="T2"/></text:p>
              <text:p text:style-name="P1"><text:span text:style-name="T2">Main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57cm" svg:height="1.495cm" svg:x="17.189cm" svg:y="6.235cm">
          <text:list text:style-name="L1">
            <text:list-header>
              <text:p text:style-name="P1"><text:span text:style-name="T2"/></text:p>
              <text:p text:style-name="P1"><text:span text:style-name="T2">PossibleHandsCreator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799cm" svg:x="8.636cm" svg:y="7.73cm">
          <text:list text:style-name="L1">
            <text:list-header>
              <text:p text:style-name="P1"><text:span text:style-name="T2"/></text:p>
              <text:p text:style-name="P1"><text:span text:style-name="T2">AbstractPokerHand</text:span></text:p>
            </text:list-header>
            <text:list-item>
              <text:p text:style-name="P1"><text:span text:style-name="T2">Simulator</text:span></text:p>
              <text:p text:style-name="P1"><text:span text:style-name="T2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9cm" svg:height="1.723cm" svg:x="5.988cm" svg:y="13.009cm">
          <text:list text:style-name="L1">
            <text:list-header>
              <text:p text:style-name="P1"><text:span text:style-name="T2"/></text:p>
              <text:p text:style-name="P1"><text:span text:style-name="T2">AbstractStartingHand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79cm" svg:height="1.27cm" svg:x="13.208cm" svg:y="13.009cm">
          <text:list text:style-name="L1">
            <text:list-header>
              <text:p text:style-name="P1"><text:span text:style-name="T2"/></text:p>
              <text:p text:style-name="P1"><text:span text:style-name="T2">FiveCardBoard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99cm" svg:height="1.27cm" svg:x="3.188cm" svg:y="10.433cm">
          <text:list text:style-name="L1">
            <text:list-header>
              <text:p text:style-name="P1"><text:span text:style-name="T2"/></text:p>
              <text:p text:style-name="P1"><text:span text:style-name="T2">UI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688cm" svg:y1="7.078cm" svg:x2="4.692cm" svg:y2="10.433cm">
          <text:p/>
        </draw:line>
        <draw:line draw:style-name="gr3" draw:text-style-name="P3" draw:layer="layout" svg:x1="10.393cm" svg:y1="9.529cm" svg:x2="9.03cm" svg:y2="13.009cm">
          <text:p/>
        </draw:line>
        <draw:line draw:style-name="gr3" draw:text-style-name="P3" draw:layer="layout" svg:x1="14.133cm" svg:y1="9.529cm" svg:x2="14.79cm" svg:y2="13.009cm">
          <text:p/>
        </draw:line>
        <draw:line draw:style-name="gr3" draw:text-style-name="P3" draw:layer="layout" svg:x1="8.636cm" svg:y1="8.89cm" svg:x2="6.181cm" svg:y2="11.068cm">
          <text:p/>
        </draw:line>
        <draw:line draw:style-name="gr3" draw:text-style-name="P3" draw:layer="layout" svg:x1="17.193cm" svg:y1="7.078cm" svg:x2="16.002cm" svg:y2="7.874cm">
          <text:p/>
        </draw:line>
        <draw:custom-shape draw:style-name="gr4" draw:text-style-name="P2" draw:layer="Layout" svg:width="1.704cm" svg:height="0.768cm" svg:x="4.585cm" svg:y="9.437cm">
          <text:list text:style-name="L1">
            <text:list-header>
              <text:p text:style-name="P4"><text:span text:style-name="T3">sta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471cm" svg:height="0.768cm" svg:x="6.854cm" svg:y="8.595cm">
          <text:list text:style-name="L1">
            <text:list-header>
              <text:p text:style-name="P4"><text:span text:style-name="T3">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471cm" svg:height="0.768cm" svg:x="15.453cm" svg:y="6.809cm">
          <text:list text:style-name="L1">
            <text:list-header>
              <text:p text:style-name="P4"><text:span text:style-name="T3">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567cm" svg:height="1.27cm" svg:x="18.547cm" svg:y="10.222cm">
          <text:list text:style-name="L1">
            <text:list-header>
              <text:p text:style-name="P1"><text:span text:style-name="T2"/></text:p>
              <text:p text:style-name="P1"><text:span text:style-name="T2">Combination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651cm" svg:y1="7.699cm" svg:x2="20.655cm" svg:y2="10.209cm">
          <text:p/>
        </draw:line>
        <draw:custom-shape draw:style-name="gr4" draw:text-style-name="P2" draw:layer="Layout" svg:width="1.471cm" svg:height="0.768cm" svg:x="20.66cm" svg:y="8.952cm">
          <text:list text:style-name="L1">
            <text:list-header>
              <text:p text:style-name="P4"><text:span text:style-name="T3">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704cm" svg:height="0.768cm" svg:x="9.218cm" svg:y="12.241cm">
          <text:list text:style-name="L1">
            <text:list-item>
              <text:p text:style-name="P4"><text:span text:style-name="T3">2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1.704cm" svg:height="0.768cm" svg:x="14.79cm" svg:y="12.241cm">
          <text:list text:style-name="L1">
            <text:list-header>
              <text:p text:style-name="P4"><text:span text:style-name="T3">0..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.704cm" svg:height="0.768cm" svg:x="10.234cm" svg:y="9.646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.704cm" svg:height="0.768cm" svg:x="14.298cm" svg:y="9.646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2.288cm" svg:height="0.759cm" svg:x="9.652cm" svg:y="11.176cm">
          <draw:text-box>
            <text:p text:style-name="P4"><text:span text:style-name="T3">contains</text:span></text:p>
          </draw:text-box>
        </draw:frame>
        <draw:frame draw:style-name="gr10" draw:text-style-name="P4" draw:layer="layout" svg:width="2.424cm" svg:height="0.759cm" svg:x="14.478cm" svg:y="11.176cm">
          <draw:text-box>
            <text:p text:style-name="P4"><text:span text:style-name="T3">contains </text:span></text:p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language="fi" fo:country="FI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985cm" svg:x="1.27cm" svg:y="0.356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presentation:style-name="Mpr1" draw:layer="backgroundobjects" svg:width="5.922cm" svg:height="1.023cm" svg:x="1.27cm" svg:y="17.64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custom-shape draw:style-name="Mgr3" draw:text-style-name="MP3" draw:layer="Background 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23cm" svg:x="18.202cm" svg:y="17.64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l_laina</meta:initial-creator>
    <meta:creation-date>2013-08-06T10:04:11</meta:creation-date>
    <dc:creator>Sebastian Björkqvist</dc:creator>
    <dc:date>2013-08-14T19:54:21</dc:date>
    <meta:editing-cycles>4</meta:editing-cycles>
    <meta:editing-duration>PT31M20S</meta:editing-duration>
    <meta:generator>LibreOffice/4.0.2.2$Linux_x86 LibreOffice_project/400m0$Build-2</meta:generator>
    <meta:document-statistic meta:object-count="44"/>
  </office:meta>
</office:document-meta>
</file>